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30pt" fo:font-weight="bold" style:font-size-asian="30pt" style:font-weight-asian="bold" style:font-size-complex="30pt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ura Creativa</text:p>
      <text:p text:style-name="Standard"/>
      <text:p text:style-name="P3">Idea:</text:p>
      <text:p text:style-name="Standard"><text:tab/>Un programa donde existen tres tipos de roles usuarios, creadores y administradores. Los usuarios pueden ver el contenido de los creadores y contactar con ellos además de poner </text:p>
      <text:p text:style-name="Standard">comentarios en sus publicaciones, los creadores publican fotografias con nombre, imagen y descripción y los administradores pueden borrar usuarios y publicaciones. Los</text:p>
      <text:p text:style-name="Standard">creadores pueden tener varios perfiles donde subir sus fotos y tambien pueden modificar y borrar publicaciones. Puedes iniciar sesion o registrarte como usuario o creador.</text:p>
      <text:p text:style-name="Standard"/>
      <text:p text:style-name="Standard"/>
      <text:p text:style-name="P3">SRS:</text:p>
      <text:p text:style-name="P1"><text:tab/>Requerimientos Funcionales:</text:p>
      <text:p text:style-name="Standard">-Tres tipos de usuarios funcionales: usuarios, creadores y administradores</text:p>
      <text:p text:style-name="Standard">-Inicio de sesión</text:p>
      <text:p text:style-name="Standard">-Registro de usuarios y creadores</text:p>
      <text:p text:style-name="Standard">-Creadores pueden publicar contenido y comentar otras publicaciones y modificar su contenido</text:p>
      <text:p text:style-name="Standard">-Usuarios pueden contactar con los creadores y comentar otras publicaciones</text:p>
      <text:p text:style-name="Standard">-Las publicaciones deberán tener nombre, descripción e imagen</text:p>
      <text:p text:style-name="Standard">-Administradores pueden borrar publicaciones y usuarios</text:p>
      <text:p text:style-name="Standard">-Creadores pueden crear multiples perfiles y elegir donde publicar</text:p>
      <text:p text:style-name="Standard"/>
      <text:p text:style-name="Standard"/>
      <text:p text:style-name="P1"><text:tab/>Requerimientos No Funcionales:</text:p>
      <text:p text:style-name="Standard">-Interfaz de usuario para cada tipo de perfil</text:p>
      <text:p text:style-name="Standard">-Ficheros compatibles con una página html</text:p>
      <text:p text:style-name="Standard">-Verificación y seguridad en las contraseñas y datos de registro</text:p>
      <text:p text:style-name="Standard"/>
      <text:p text:style-name="Standard"/>
      <text:p text:style-name="P1"><text:tab/>Requerimientos de sistema:</text:p>
      <text:p text:style-name="Standard">-Servidor donde alojar los datos e introducir nuevos</text:p>
      <text:p text:style-name="Standard">-Ordenador donde probar la funcionalidad del program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4-25T13:02:45.20</meta:creation-date>
    <meta:document-statistic meta:table-count="0" meta:image-count="0" meta:object-count="0" meta:page-count="1" meta:paragraph-count="22" meta:word-count="188" meta:character-count="1355"/>
    <dc:date>2024-04-25T13:07:11.69</dc:date>
    <meta:editing-duration>PT4M29S</meta:editing-duration>
    <meta:editing-cycles>1</meta:editing-cycles>
    <meta:generator>OpenOffice/4.1.14$Win32 OpenOffice.org_project/4114m1$Build-9811</meta:generator>
  </office:meta>
</office:document-meta>
</file>